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2pt" fo:font-weight="bold" officeooo:paragraph-rsid="000e371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erif" fo:font-size="12pt" fo:font-weight="normal" officeooo:paragraph-rsid="000d2ead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erif" fo:font-size="12pt" fo:font-weight="normal" officeooo:paragraph-rsid="000e371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erif" fo:font-size="12pt" fo:font-weight="normal" officeooo:paragraph-rsid="00103cd5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erif" fo:font-size="12pt" fo:font-weight="normal" officeooo:paragraph-rsid="0011e0f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erif" fo:font-size="12pt" fo:font-weight="normal" officeooo:paragraph-rsid="00126f4a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Preformatted_20_Text"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Preformatted_20_Text">
      <style:text-properties style:font-name="DejaVu Serif" fo:font-size="12pt" fo:font-style="italic" fo:font-weight="normal" officeooo:paragraph-rsid="000e371a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top="0cm" fo:margin-bottom="0.499cm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Heading_20_2">
      <style:text-properties style:font-name="DejaVu Serif" fo:font-size="12pt" fo:font-style="italic" fo:font-weight="normal" officeooo:paragraph-rsid="000e371a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d2ead"/>
    </style:style>
    <style:style style:name="T2" style:family="text">
      <style:text-properties officeooo:rsid="000e371a"/>
    </style:style>
    <style:style style:name="T3" style:family="text">
      <style:text-properties style:font-name="DejaVu Serif"/>
    </style:style>
    <style:style style:name="T4" style:family="text">
      <style:text-properties style:font-name="DejaVu Serif" fo:font-size="12pt" style:font-size-asian="12pt" style:font-size-complex="12pt"/>
    </style:style>
    <style:style style:name="T5" style:family="tex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officeooo:rsid="00103cd5"/>
    </style:style>
    <style:style style:name="T9" style:family="text">
      <style:text-properties officeooo:rsid="0011e0f9"/>
    </style:style>
    <style:style style:name="T10" style:family="text">
      <style:text-properties officeooo:rsid="00126f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uRF</text:span></text:p>
      <text:p text:style-name="P2"><text:span text:style-name="T1">http://code.google.com/p/surfrdf/</text:span></text:p>
      <text:p text:style-name="P2"><text:span text:style-name="T1"/></text:p>
      <text:p text:style-name="P2"><text:span text:style-name="T1">умеет работать с разными хранилищами + спаркл, делает классовую обертку над rdf, загружает классы, имеет неколько критериев выборки</text:span></text:p>
      <text:p text:style-name="P2"><text:span text:style-name="T1"/></text:p>
      <text:p text:style-name="P3"><text:span text:style-name="T2">django-4store</text:span></text:p>
      <text:p text:style-name="P3"><text:span text:style-name="T2">https://github.com/66laps/django-4store</text:span></text:p>
      <text:p text:style-name="P3"><text:span text:style-name="T2"/></text:p>
      <text:p text:style-name="P3"><text:span text:style-name="T2">клиент для 4store</text:span></text:p>
      <text:p text:style-name="P3"><text:span text:style-name="T2"/></text:p>
      <text:p text:style-name="P1"><text:span text:style-name="T2">tramp</text:span></text:p>
      <text:p text:style-name="P3"><text:span text:style-name="T2">http://www.aaronsw.com/2002/tramp/</text:span></text:p>
      <text:p text:style-name="P3"><text:span text:style-name="T2"/></text:p>
      <text:p text:style-name="P9"><text:span text:style-name="T2"># Find Yo-Yo:</text:span></text:p>
      <text:p text:style-name="P8">YoYo = store.triples(None, foaf.homepage, "http://yoyo.example.org/")</text:p>
      <text:p text:style-name="P8"># Print essential details:</text:p>
      <text:p text:style-name="P8">print "Name:", YoYo[foaf.name]</text:p>
      <text:p text:style-name="P8">print "Age:", YoYo[foaf.age]</text:p>
      <text:p text:style-name="P8">print "Sex:", YoYo[foaf.sex]</text:p>
      <text:p text:style-name="P10">print "Location:", YoYo[foaf.location]</text:p>
      <text:p text:style-name="P1"><text:span text:style-name="T2">sparta</text:span></text:p>
      <text:p text:style-name="P3"><text:span text:style-name="T2">https://github.com/mnot/sparta</text:span></text:p>
      <text:h text:style-name="P11" text:outline-level="2"><text:span text:style-name="T2">Accessing and Manipulating Data</text:span></text:h>
      <text:p text:style-name="P7">A node's properties can be accessed and changed by name, using the prefix mapping as explained above. For example:</text:p>
      <text:p text:style-name="P10">print foo.rdf_type</text:p>
      <text:p text:style-name="P7">will print the 'rdf_type' property of the 'foo' node.</text:p>
      <text:p text:style-name="Text_20_body"><text:span text:style-name="T7">There are two ways to access a property's values, depending on what Sparta knows about it through the schema store. If it is an </text:span><text:a xlink:type="simple" xlink:href="https://github.com/mnot/sparta/blob/master/README.rst#id1"><text:span text:style-name="T7">owl:FunctionalProperty_</text:span></text:a><text:span text:style-name="T7">, or if the subject is subclassed to restrict that property with either a </text:span><text:a xlink:type="simple" xlink:href="https://github.com/mnot/sparta/blob/master/README.rst#id3"><text:span text:style-name="T7">owl:maxCardinality_</text:span></text:a><text:span text:style-name="T7"> or a </text:span><text:a xlink:type="simple" xlink:href="https://github.com/mnot/sparta/blob/master/README.rst#id5"><text:span text:style-name="T7">owl:cardinality_</text:span></text:a><text:span text:style-name="T7"> of "1", the property can be accessed as a normal, singular value; that is, it can be accessed as explained above, assigned with the '=' operator, deleted with 'del', and so forth.</text:span></text:p>
      <text:p text:style-name="P7">Otherwise, the property's value is assumed to have a cardinality greater than one, and implements a subset of the Python set() interface. For example, you can add to the set with the add method, like this:</text:p>
      <text:p text:style-name="P10">foo.children.add("bob")</text:p>
      <text:p text:style-name="P7">test for membership with the in operator, and so forth. See the PropertySet class for the exact methods implemented.</text:p>
      <text:p text:style-name="P3"><text:span text:style-name="T2"/></text:p>
      <text:p text:style-name="P4"><text:soft-page-break/><text:span text:style-name="T8">оба принимают граф уже от rdflib</text:span></text:p>
      <text:p text:style-name="P4"><text:span text:style-name="T8"/></text:p>
      <text:p text:style-name="P4"><text:span text:style-name="T8">howto: http://bcbio.wordpress.com/2008/12/21/parsing-gopubmed-rdf-with-sparta/</text:span></text:p>
      <text:p text:style-name="P5"><text:span text:style-name="T9">http://www.talis.com/tdn/node/1423</text:span></text:p>
      <text:p text:style-name="P5"><text:span text:style-name="T9"/></text:p>
      <text:p text:style-name="P6"><text:span text:style-name="T10">rdfalchemy to connect to rdflib, sesame, some sparql</text:span></text:p>
      <text:p text:style-name="P6"><text:span text:style-name="T9">pySesame2</text:span><text:span text:style-name="T10"> to connect to sesame2</text:span></text:p>
      <text:p text:style-name="P5"><text:span text:style-name="T10"/></text:p>
      <text:p text:style-name="P5"><text:span text:style-name="T10"/></text:p>
      <text:p text:style-name="P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5T02:22:12</meta:creation-date>
    <dc:date>2012-01-15T02:57:55</dc:date>
    <meta:editing-duration>PT00H35M44S</meta:editing-duration>
    <meta:editing-cycles>5</meta:editing-cycles>
    <meta:generator>OpenOffice.org/3.2$Linux OpenOffice.org_project/320m19$Build-9505</meta:generator>
    <meta:document-statistic meta:table-count="0" meta:image-count="0" meta:object-count="0" meta:page-count="2" meta:paragraph-count="30" meta:word-count="239" meta:character-count="1777"/>
  </office:meta>
</office:document-meta>
</file>